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4pt" fo:language="en" fo:country="GB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fo:font-size="14pt" fo:language="en" fo:country="GB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fo:font-size="14pt" fo:language="en" fo:country="GB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4pt" fo:language="en" fo:country="GB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4pt" fo:language="en" fo:country="GB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fo:font-size="14pt" fo:language="en" fo:country="GB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4pt" fo:language="en" fo:country="GB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2.012cm"/>
          <style:tab-stop style:position="23.971cm"/>
        </style:tab-stops>
      </style:paragraph-properties>
      <style:text-properties fo:font-size="15pt" fo:language="en" fo:country="GB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5pt" fo:language="en" fo:country="GB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5pt" fo:language="en" fo:country="GB" style:text-underline-style="solid" style:text-underline-width="auto" style:text-underline-color="font-color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style:use-window-font-color="true" fo:font-size="14pt" fo:language="en" fo:country="GB" fo:font-style="normal" style:text-underline-style="solid" style:text-underline-width="auto" style:text-underline-color="font-color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style:use-window-font-color="true"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style:use-window-font-color="true"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style:use-window-font-color="true" style:font-name="Times New Roman"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style:use-window-font-color="true" style:font-name="Times New Roman"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style:text-line-through-style="none" style:text-line-through-type="none" fo:font-size="14pt" fo:language="en" fo:country="GB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style:font-name="Times New Roman" fo:font-size="14pt" fo:language="en" fo:country="GB" style:font-size-asian="14pt" style:font-size-complex="14pt"/>
    </style:style>
    <style:style style:name="P20" style:family="paragraph" style:parent-style-name="Standard">
      <style:paragraph-properties>
        <style:tab-stops>
          <style:tab-stop style:position="9.155cm"/>
          <style:tab-stop style:position="12.012cm"/>
          <style:tab-stop style:position="20.055cm"/>
          <style:tab-stop style:position="23.971cm"/>
          <style:tab-stop style:position="34.502cm"/>
        </style:tab-stops>
      </style:paragraph-properties>
      <style:text-properties style:font-name="Times New Roman"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style:font-name="Times New Roman" fo:font-size="14pt" fo:language="en" fo:country="GB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2.012cm"/>
          <style:tab-stop style:position="23.971cm"/>
        </style:tab-stops>
      </style:paragraph-properties>
      <style:text-properties fo:font-size="15pt" fo:language="en" fo:country="GB" fo:font-weight="normal" officeooo:paragraph-rsid="000c1e91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3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fo:font-size="15pt" fo:language="en" fo:country="GB" fo:font-weight="normal" officeooo:paragraph-rsid="000c1e91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4" style:family="paragraph" style:parent-style-name="Standard">
      <style:paragraph-properties>
        <style:tab-stops>
          <style:tab-stop style:position="12.012cm"/>
          <style:tab-stop style:position="23.971cm"/>
        </style:tab-stops>
      </style:paragraph-properties>
      <style:text-properties style:text-line-through-style="none" style:text-line-through-type="none" fo:font-size="14pt" fo:language="en" fo:country="GB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style:use-window-font-color="true" style:text-underline-style="solid" style:text-underline-width="auto" style:text-underline-color="font-color" fo:background-color="transparent" loext:char-shading-value="0"/>
    </style:style>
    <style:style style:name="T7" style:family="text">
      <style:text-properties style:use-window-font-color="true" fo:background-color="transparent" loext:char-shading-value="0"/>
    </style:style>
    <style:style style:name="T8" style:family="text">
      <style:text-properties style:use-window-font-color="true" style:font-name="Times New Roman"/>
    </style:style>
    <style:style style:name="T9" style:family="text">
      <style:text-properties style:use-window-font-color="true" style:font-name="Times New Roman" fo:font-style="normal" style:text-underline-style="solid" style:text-underline-width="auto" style:text-underline-color="font-color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" style:family="text">
      <style:text-properties style:use-window-font-color="true" fo:font-style="normal" style:text-underline-style="solid" style:text-underline-width="auto" style:text-underline-color="font-color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style:text-underline-style="solid" style:text-underline-width="auto" style:text-underline-color="font-color" fo:background-color="transparent" loext:char-shading-value="0"/>
    </style:style>
    <style:style style:name="T13" style:family="text">
      <style:text-properties style:font-name="Times New Roman" style:text-underline-style="solid" style:text-underline-width="auto" style:text-underline-color="font-color" style:font-name-asian="Courier New" style:font-name-complex="Courier New"/>
    </style:style>
    <style:style style:name="T14" style:family="text">
      <style:text-properties style:font-name="Times New Roman" fo:background-color="transparent" loext:char-shading-value="0"/>
    </style:style>
    <style:style style:name="T15" style:family="text">
      <style:text-properties style:font-name="Times New Roman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style:font-name="Times New Roman" style:font-name-asian="Courier New" style:font-name-complex="Courier New"/>
    </style:style>
    <style:style style:name="T17" style:family="text">
      <style:text-properties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style:font-name-asian="Courier New" style:font-name-complex="Courier New"/>
    </style:style>
    <style:style style:name="T19" style:family="text">
      <style:text-properties officeooo:rsid="000c1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bwen, the partner of the merchant Lumens, is a seamstress without equal, who can sew, remove stitches and resew any garment with the <text:span text:style-name="T19">proficiency</text:span> of a <text:span text:style-name="T19">true </text:span>master. </text:p>
      <text:p text:style-name="P22">She can <text:span text:style-name="T19">even</text:span> turn a robe into a cloak, and merge several <text:span text:style-name="T19">enchanted</text:span> garments into one. </text:p>
      <text:p text:style-name="P22"><text:span text:style-name="T19">However Ebwen</text:span> only does <text:span text:style-name="T19">this </text:span>with clothes that show "the same magic harmony". She can work <text:span text:style-name="T19">with</text:span> a lot of clothing <text:span text:style-name="T19">from </text:span>SoA, as well as <text:span text:style-name="T19">clothing</text:span> coming from other mods (among those translated into <text:span text:style-name="T19">F</text:span>rench). </text:p>
      <text:p text:style-name="P22">This is an accurate list of mods from which <text:span text:style-name="T19">Ebwen can take an</text:span> <text:span text:style-name="T19">item and sew it together with something else:</text:span></text:p>
      <text:p text:style-name="P22">(<text:span text:style-name="T19">Note: </text:span>in this list, "basic" means the item that one must have in the inventory <text:span text:style-name="T19">for Ebwen to suggest</text:span> sewing together, "component" means a required item but <text:span text:style-name="T19">having it in inventory will not trigger the dialogue option</text:span> <text:span text:style-name="T19">for Ebwen to offer to sew it</text:span>)</text:p>
      <text:p text:style-name="P10"/>
      <text:p text:style-name="P12">Baldur's Gate 2 SoA:</text:p>
      <text:p text:style-name="P1">- Mage Robe of Fire Resistance (basic &amp; component)</text:p>
      <text:p text:style-name="P1">- Mage Robe of Electric Resistance (basic &amp; component)</text:p>
      <text:p text:style-name="P1">- Mage Robe of Cold Resistance (basic &amp; component)</text:p>
      <text:p text:style-name="P1">- Adventurer's Robe (basic &amp; component)</text:p>
      <text:p text:style-name="P1">- Traveller's Robe (basic &amp; component)</text:p>
      <text:p text:style-name="P1">- Knave's Robe (basic &amp; component)</text:p>
      <text:p text:style-name="P1">- Robe of the Good Archmagi (basic &amp; component)</text:p>
      <text:p text:style-name="P1">- Robe of the Neutral Archmagi (basic &amp; component)</text:p>
      <text:p text:style-name="P1">- Robe of the Evil Archmagi (basic &amp; component)</text:p>
      <text:p text:style-name="P1">- Robe of Vecna (basic &amp; component)</text:p>
      <text:p text:style-name="P1"/>
      <text:p text:style-name="P13">Mega <text:span text:style-name="T19">M</text:span>od<text:span text:style-name="T19"> – </text:span>The Darkest <text:span text:style-name="T19">D</text:span>ay :</text:p>
      <text:p text:style-name="P14">- Robe of Holy Magic (component)</text:p>
      <text:p text:style-name="P14"/>
      <text:p text:style-name="P13">Mega <text:span text:style-name="T19">M</text:span>od<text:span text:style-name="T19"> – </text:span>Check The Bodies:</text:p>
      <text:p text:style-name="P14">- Cowled Wizard Robe (basic)</text:p>
      <text:p text:style-name="P14"/>
      <text:p text:style-name="P18">Mod - Item Upgrade:</text:p>
      <text:p text:style-name="P9"><text:span text:style-name="T17">- </text:span><text:span text:style-name="T16">Enhanced Robe of the Good Archmagi</text:span><text:span text:style-name="T15"> (</text:span><text:span text:style-name="T17">basic &amp; component)</text:span></text:p>
      <text:p text:style-name="P19"><text:span text:style-name="T17">- </text:span><text:span text:style-name="T18">Enhanced Robe of the Neutral Archmagi</text:span><text:span text:style-name="T17"> (basic &amp; component)</text:span></text:p>
      <text:p text:style-name="P9"><text:span text:style-name="T15">- </text:span><text:span text:style-name="T16">Enhanced Robe of the Evil Archmagi</text:span><text:span text:style-name="T15"> (ba</text:span><text:span text:style-name="T17">sic &amp; component)</text:span></text:p>
      <text:p text:style-name="P14">- Girdle of Glory (component)</text:p>
      <text:p text:style-name="P1"/>
      <text:p text:style-name="P18">Mod- Deratiseur's Unused Kits Pack:"Sorcerer" component :</text:p>
      <text:p text:style-name="P1">- Great Robe of Ogi-Luke (basic)</text:p>
      <text:p text:style-name="P1"/>
      <text:p text:style-name="P13">Mod- At the Wonderies of <text:s/>Lumens:</text:p>
      <text:p text:style-name="P14">- Robe of the Pride of Dragon (basic &amp; component)</text:p>
      <text:p text:style-name="P1"/>
      <text:p text:style-name="P6">Mod- Ruad:</text:p>
      <text:p text:style-name="P14">- Fluent Fingers (component)</text:p>
      <text:p text:style-name="P14">- Nature's Cloak (component)</text:p>
      <text:p text:style-name="P14">- Warlord's Girdle (component)</text:p>
      <text:p text:style-name="P14"/>
      <text:p text:style-name="P13">Mod- Rolles:</text:p>
      <text:p text:style-name="P14">- Improved Gloves of Healing (component)</text:p>
      <text:p text:style-name="P14">- Enhanced Girdle of Fortitude (component)</text:p>
      <text:p text:style-name="P14"/>
      <text:p text:style-name="P13">Mod- Dark Ritual:</text:p>
      <text:p text:style-name="P14"><text:soft-page-break/>- Robe of the Good Archmagi (Enhanced) (basic &amp; component)</text:p>
      <text:p text:style-name="P14">- Robe of the High Templar (basic &amp; component)</text:p>
      <text:p text:style-name="P14">- Cloak of Balduran (component)</text:p>
      <text:p text:style-name="P14"/>
      <text:p text:style-name="P13">Mod- Kiara - Zaiya:</text:p>
      <text:p text:style-name="P14">- Osan's Monk Robe (improved) (basic &amp; component)</text:p>
      <text:p text:style-name="P14"/>
      <text:p text:style-name="P13">Mod- Revised Battles -"Much Improved Temple Sewers Party" component :</text:p>
      <text:p text:style-name="P14">- Monk Robe: Robe of Enduring (basic &amp; component)</text:p>
      <text:p text:style-name="P14"/>
      <text:p text:style-name="P9"><text:span text:style-name="T10">Mod- T</text:span><text:span text:style-name="T9">actics - "</text:span><text:span text:style-name="T13">Lich in the Docks</text:span><text:span text:style-name="T9">" component:</text:span></text:p>
      <text:p text:style-name="P14">- Cloak of Balduran (component)</text:p>
      <text:p text:style-name="P14"/>
      <text:p text:style-name="P13">Mod- Xan for BG2:</text:p>
      <text:p text:style-name="P14">- Cloak of Balduran (component)</text:p>
      <text:p text:style-name="P14"/>
      <text:p text:style-name="P13">Mod- Nanstein :</text:p>
      <text:p text:style-name="P14">- Red Dragonscale Robe (basic &amp; component)</text:p>
      <text:p text:style-name="P14"/>
      <text:p text:style-name="P14"/>
      <text:p text:style-name="P11"/>
      <text:p text:style-name="P23">These are the main recipes that <text:span text:style-name="T19">Ebwen can use</text:span>: </text:p>
      <text:p text:style-name="P23">(Note: a marked robe (magical) can not be c<text:span text:style-name="T19">ombined</text:span> with other magical items as <text:span text:style-name="T19">a R</text:span>ing of <text:span text:style-name="T19">P</text:span>rotection, <text:span text:style-name="T19">the R</text:span>ing of Gax<text:span text:style-name="T19">x</text:span>, etc...)</text:p>
      <text:p text:style-name="P11"/>
      <text:p text:style-name="P11"><text:span text:style-name="T2">Components:</text:span><text:tab/><text:span text:style-name="T2">Alternative Components:</text:span><text:tab/><text:span text:style-name="T2">Result:</text:span></text:p>
      <text:p text:style-name="P2"/>
      <text:p text:style-name="P2">==================================== <text:s text:c="3"/>Minor Robes <text:s text:c="3"/>====================================</text:p>
      <text:p text:style-name="P1"/>
      <text:p text:style-name="P7"><text:span text:style-name="T3">Mage Robe of Fire Resistance<text:tab/><text:tab/></text:span><text:span text:style-name="T1">Robe of Elemental Protection:</text:span></text:p>
      <text:p text:style-name="P1">Mage Robe of Electric Resistance<text:tab/><text:tab/>+ 20% Fire, Cold and Eletric Resistance</text:p>
      <text:p text:style-name="P1">Mage Robe of Cold Resistance<text:tab/><text:tab/>usable by mage and monk</text:p>
      <text:p text:style-name="P1">1,000 g.p., 1 day of work</text:p>
      <text:p text:style-name="P1"/>
      <text:p text:style-name="P7"/>
      <text:p text:style-name="P7">Adventurer's Robe<text:tab/><text:tab/><text:span text:style-name="T1">Robe of Prudence:</text:span></text:p>
      <text:p text:style-name="P7">Traveller's Robe<text:tab/><text:tab/><text:span text:style-name="T3">+1 to AC</text:span></text:p>
      <text:p text:style-name="P7">Knave's Robe<text:tab/><text:tab/><text:span text:style-name="T3">+1 to Saving Throws</text:span></text:p>
      <text:p text:style-name="P1">1,000 g.p., 1 day of work<text:tab/><text:tab/>usable by mage and monk</text:p>
      <text:p text:style-name="P1"/>
      <text:p text:style-name="P1"/>
      <text:p text:style-name="P8"><text:span text:style-name="T3">Robe of Prudence<text:tab/><text:tab/>Robe of Prudence<text:tab/><text:tab/></text:span><text:span text:style-name="T1">Robe of the wise Apprenti (magical):</text:span></text:p>
      <text:p text:style-name="P3">+ Mage Robe of Fire Resistance<text:tab/><text:tab/>+ Robe of Elemental Protection<text:tab/><text:tab/>+3 to AC</text:p>
      <text:p text:style-name="P3">+ Mage Robe of Electric Resistance<text:tab/><text:tab/>+ Cloak of Protection +2<text:tab/><text:tab/>+3 to Saving Throws</text:p>
      <text:p text:style-name="P3">+ Mage Robe of Cold Resistance<text:tab/><text:tab/>2000 g.p., 2 days of work<text:tab/><text:tab/>+20 % to Fire, Cold and Electric Resistance</text:p>
      <text:p text:style-name="P3">+ Cloak of Protection +2<text:tab/><text:tab/><text:tab/><text:tab/>usable by mage and monk</text:p>
      <text:p text:style-name="P1">2,500 g.p., half and 2 days of work</text:p>
      <text:p text:style-name="P7"/>
      <text:p text:style-name="P2">==================================== <text:s text:c="3"/>Major Robes <text:s text:c="3"/>====================================</text:p>
      <text:p text:style-name="P2"><text:soft-page-break/></text:p>
      <text:p text:style-name="P7">Robe of the Good Archmagi<text:tab/><text:tab/><text:span text:style-name="T1">Master Mage Robe:</text:span></text:p>
      <text:p text:style-name="P7">Robe of the Neutral Archmagi<text:tab/><text:tab/>AC: 4</text:p>
      <text:p text:style-name="P7">Robe of the Evil Archmagi<text:tab/><text:tab/>+2 to Saving Throws</text:p>
      <text:p text:style-name="P7"><text:span text:style-name="T3">3,000 g.p., 3 days of work</text:span><text:tab/><text:tab/>+10 % to Magic Resistance</text:p>
      <text:p text:style-name="P7"/>
      <text:p text:style-name="P7"/>
      <text:p text:style-name="P7">Master Mage Robe<text:tab/><text:tab/><text:span text:style-name="T1">Robe of the Uninitiated Legacy:</text:span><text:span text:style-name="T3"> </text:span></text:p>
      <text:p text:style-name="P7">Robe of Vecna<text:tab/><text:tab/>AC: 3</text:p>
      <text:p text:style-name="P7">5,000 g.p., 5 days of work<text:tab/><text:tab/>+2 to Saving Throws</text:p>
      <text:p text:style-name="P7"><text:tab/><text:tab/>+15 % to Magic Resistance</text:p>
      <text:p text:style-name="P7"><text:tab/><text:tab/>-4 to Casting Time</text:p>
      <text:p text:style-name="P7"/>
      <text:p text:style-name="P7"/>
      <text:p text:style-name="P1">Robe of the Uninitiated Legacy<text:tab/><text:tab/><text:span text:style-name="T6">Robe of the Uninitiated Legacy (Enhanced):</text:span></text:p>
      <text:p text:style-name="P14">+ Fluent Fingers (Ruad)<text:tab/><text:tab/>AC: 2</text:p>
      <text:p text:style-name="P1">1,000 g.p., 1 day of work<text:tab/><text:tab/>+2 to Saving Throws</text:p>
      <text:p text:style-name="P1"><text:tab/><text:tab/>+15 % to Magic Resistance</text:p>
      <text:p text:style-name="P14"><text:tab/><text:tab/>-5 to Casting Time</text:p>
      <text:p text:style-name="P14"/>
      <text:p text:style-name="P15">==================================== <text:s text:c="3"/>Major Robes with Item Upgrade <text:s text:c="3"/>====================================</text:p>
      <text:p text:style-name="P8"/>
      <text:p text:style-name="P7"><text:span text:style-name="T16">Enhanced Robe of the Good Archmagi</text:span> (Item Upgrade)<text:tab/><text:tab/><text:span text:style-name="T1">Supreme Master Mage Robe:</text:span></text:p>
      <text:p text:style-name="P7"><text:span text:style-name="T16">Enhanced Robe of the Neutral Archmagi </text:span>(Item Upgrade)<text:tab/><text:tab/>AC: 2</text:p>
      <text:p text:style-name="P7"><text:span text:style-name="T16">Enhanced Robe of the Evil Archmagi</text:span> (Item Upgrade)<text:tab/><text:tab/>+3 to Saving Throws</text:p>
      <text:p text:style-name="P7">3,000 g.p., 3 days of work<text:tab/><text:tab/>+20 % to Magic Resistance</text:p>
      <text:p text:style-name="P7"><text:tab/><text:tab/>Can learn two additional spells of levels 1 to 3</text:p>
      <text:p text:style-name="P7"><text:tab/><text:tab/>Can learn one additional spell of level 4</text:p>
      <text:p text:style-name="P7"/>
      <text:p text:style-name="P7"/>
      <text:p text:style-name="P7">Supreme Master Mage Robe<text:tab/><text:tab/><text:span text:style-name="T1">Robe of the Dweomeric Legacy:</text:span></text:p>
      <text:p text:style-name="P7">Robe of Vecna<text:tab/><text:tab/>AC: 1</text:p>
      <text:p text:style-name="P7">5000 g.p., 5 days of work<text:tab/><text:tab/>+3 to Saving Throws</text:p>
      <text:p text:style-name="P7"><text:tab/><text:tab/>+25 % to Magic Resistance</text:p>
      <text:p text:style-name="P7"><text:tab/><text:tab/>Can learn two additional spells of levels 1 to 3</text:p>
      <text:p text:style-name="P7"><text:tab/><text:tab/>Can learn one additional spell of level 4</text:p>
      <text:p text:style-name="P7"><text:tab/><text:tab/>-4 to Casting Time</text:p>
      <text:p text:style-name="P7"/>
      <text:p text:style-name="P7"/>
      <text:p text:style-name="P1">Robe of the Dweomeric Legacy<text:tab/><text:tab/><text:span text:style-name="T6">Robe the Dweomeric Legacy (Enhanced):</text:span></text:p>
      <text:p text:style-name="P14">+ Fluent Fingers (Ruad)<text:tab/><text:tab/>AC: 0</text:p>
      <text:p text:style-name="P14">1,000 g.p., 1 day of work<text:tab/><text:tab/>+3 to Saving Throws</text:p>
      <text:p text:style-name="P14"><text:tab/><text:tab/>+30 % to Magic Resistance</text:p>
      <text:p text:style-name="P14"><text:tab/><text:tab/>Can learn two additional spells of levels 1 to 3</text:p>
      <text:p text:style-name="P14"><text:tab/><text:tab/>Can learn one additional spell of level 4</text:p>
      <text:p text:style-name="P14"><text:tab/><text:tab/>-5 to Casting Time</text:p>
      <text:p text:style-name="P14"/>
      <text:p text:style-name="P15">==================================== <text:s text:c="3"/>The Great Robe of Ogi -Luke of DUKP <text:s text:c="2"/>====================================</text:p>
      <text:p text:style-name="P3"><text:soft-page-break/></text:p>
      <text:p text:style-name="P1">Great Robe of Ogi-Luke (DUKP)<text:tab/><text:tab/><text:span text:style-name="T1">Combat Robe of Ogi-Luke:</text:span></text:p>
      <text:p text:style-name="P1">+ Girdle of Glory (Item Upgrade)<text:tab/><text:tab/>AC: 1</text:p>
      <text:p text:style-name="P1"><text:span text:style-name="T7">1,000 g.p., 1 day of work</text:span><text:tab/><text:tab/>Strength set to 18/99</text:p>
      <text:p text:style-name="P1"><text:tab/><text:tab/>+2 to Constitution</text:p>
      <text:p text:style-name="P1"/>
      <text:p text:style-name="P1"/>
      <text:p text:style-name="P1">Great Robe of Ogi-Luke (DUKP)<text:tab/><text:tab/><text:span text:style-name="T1">Robe of Fortitude of Ogi-Luke:</text:span></text:p>
      <text:p text:style-name="P1">+ <text:span text:style-name="T7">Enhanced Girdle of Fortitude</text:span> (Rolles)<text:tab/><text:tab/>AC: 4</text:p>
      <text:p text:style-name="P1"><text:span text:style-name="T7">1,000 g.p., 1 day of work</text:span><text:tab/><text:tab/>Strength set to 18/99</text:p>
      <text:p text:style-name="P1"><text:tab/><text:tab/>Constitution set to 19</text:p>
      <text:p text:style-name="P1"><text:tab/><text:tab/>Regeneration of 1 HP every 3 seconds</text:p>
      <text:p text:style-name="P1"><text:tab/><text:tab/>Immunity to diseases</text:p>
      <text:p text:style-name="P1"/>
      <text:p text:style-name="P1">Robe of Fortitude of Ogi-Luke<text:tab/><text:tab/><text:span text:style-name="T1">Robe of Preservation of Ogi-Luke:</text:span></text:p>
      <text:p text:style-name="P1">+ <text:span text:style-name="T7">Improved Gloves of Healing</text:span> (Rolles)<text:tab/><text:tab/>AC: 3</text:p>
      <text:p text:style-name="P1"><text:span text:style-name="T7">1,000 g.p., 1 day of work</text:span><text:tab/><text:tab/>+1 to Saving Throws</text:p>
      <text:p text:style-name="P1"><text:tab/><text:tab/>Strength set to 18/99</text:p>
      <text:p text:style-name="P1"><text:tab/><text:tab/>Constitution set to 19</text:p>
      <text:p text:style-name="P1"><text:tab/><text:tab/>Regeneration of 1 HP every 2 seconds</text:p>
      <text:p text:style-name="P1"><text:tab/><text:tab/>Immunity to diseases and poisons</text:p>
      <text:p text:style-name="P1"/>
      <text:p text:style-name="P1"/>
      <text:p text:style-name="P1">Robe of Fortitude of Ogi-Luke<text:tab/>Combat Robe of Ogi-Luke<text:tab/><text:span text:style-name="T1">Robe of Combat Strength of Ogi-Luke (magical):</text:span></text:p>
      <text:p text:style-name="P1">+ Girdle of Glory (Item Upgrade)<text:tab/>+ Enhanced Girdle of Fortitude (Rolles)<text:tab/>AC: 0</text:p>
      <text:p text:style-name="P1"><text:span text:style-name="T7">2,000 g.p., 2 days of work</text:span><text:tab/><text:span text:style-name="T7">2,000 g.p., 2 days of work</text:span><text:tab/>Strength set to 18/99</text:p>
      <text:p text:style-name="P1"><text:tab/><text:tab/>Constitution set to 19</text:p>
      <text:p text:style-name="P1"><text:tab/><text:tab/>Regeneration of 1 HP every 3 seconds</text:p>
      <text:p text:style-name="P1"><text:tab/><text:tab/>Immunity to diseases</text:p>
      <text:p text:style-name="P1"/>
      <text:p text:style-name="P1"/>
      <text:p text:style-name="P1">Robe of Combat Strength of Ogi-Luke<text:tab/>Robe of Preservation of Ogi-Luke<text:tab/><text:span text:style-name="T1">Blaze of Glory Robe of Ogi-Luke (magical):</text:span></text:p>
      <text:p text:style-name="P1">+ Improved Gloves of Healing (Rolles)<text:tab/>+ Girdle of Glory (Item Upgrade)<text:tab/>AC: 0</text:p>
      <text:p text:style-name="P1"><text:span text:style-name="T7">2,000 g.p., 2 days of work</text:span><text:tab/><text:span text:style-name="T7">2,000 g.p., 2 days of work</text:span><text:tab/>+1 to Saving Throws</text:p>
      <text:p text:style-name="P1"><text:tab/><text:tab/>Strength set to 18/99</text:p>
      <text:p text:style-name="P1"><text:tab/><text:tab/>Constitution set to 19</text:p>
      <text:p text:style-name="P1"><text:tab/><text:tab/>Regeneration of 1 HP every 2 seconds</text:p>
      <text:p text:style-name="P1"><text:tab/><text:tab/>Immunity to diseases and poisons</text:p>
      <text:p text:style-name="P1"/>
      <text:p text:style-name="P1"/>
      <text:p text:style-name="P1">Great Robe of Ogi-Luke (DUKP)<text:tab/><text:tab/><text:span text:style-name="T1">Great Robe of Ogi-Luke (Enhanced):</text:span></text:p>
      <text:p text:style-name="P1">+ Warlord's Girdle (Ruad)<text:tab/><text:tab/>AC: 4</text:p>
      <text:p text:style-name="P1"><text:span text:style-name="T7">1,000 g.p., 1 day of work</text:span><text:tab/><text:tab/>Strength set to 20</text:p>
      <text:p text:style-name="P1"><text:tab/><text:tab/>+4 to Constitution</text:p>
      <text:p text:style-name="P1"><text:tab/><text:tab/>+2 to Dexterity</text:p>
      <text:p text:style-name="P1"/>
      <text:p text:style-name="P1"/>
      <text:p text:style-name="P1">Great Robe of Ogi-Luke (Enhanced)<text:tab/>Combat Robe of Ogi-Luke<text:tab/><text:span text:style-name="T1">Great War Robe of Ogi-Luke:</text:span></text:p>
      <text:p text:style-name="P1"><text:soft-page-break/>+ Girdle of Glory (Item Upgrade)<text:tab/>+ Warlord's Girdle (Ruad)<text:tab/>AC: 1</text:p>
      <text:p text:style-name="P1"><text:span text:style-name="T7">2,000 g.p., 2 days of work</text:span><text:tab/><text:span text:style-name="T7">2,000 g.p., 2 days of work</text:span><text:tab/>Strength set to 20</text:p>
      <text:p text:style-name="P1"><text:tab/><text:tab/>+4 to Constitution</text:p>
      <text:p text:style-name="P1"><text:tab/><text:tab/>+2 to Dexterity</text:p>
      <text:p text:style-name="P1"/>
      <text:p text:style-name="P15">==================================== <text:s text:c="3"/>The perfectly matching robes of Dark Ritual and The Darkest Day <text:s text:c="2"/>====================================</text:p>
      <text:p text:style-name="P3"/>
      <text:p text:style-name="P20">Robe of Holy Magic (TDD)<text:tab/><text:tab/><text:tab/><text:tab/><text:span text:style-name="T1">Robe of Theurgy:</text:span></text:p>
      <text:p text:style-name="P3">Robe of the High Templar (Dark Ritual)<text:tab/><text:tab/><text:tab/><text:tab/>+3 to AC</text:p>
      <text:p text:style-name="P3"><text:span text:style-name="T7">3,000 g.p., 3 days of work</text:span><text:tab/><text:tab/><text:tab/><text:tab/>+5 to Saving Throws</text:p>
      <text:p text:style-name="P16"><text:tab/><text:tab/><text:tab/><text:tab/>+40 % to Magic Resistance</text:p>
      <text:p text:style-name="P16"><text:tab/><text:tab/><text:tab/><text:tab/>"Simulacrum" once per day</text:p>
      <text:p text:style-name="P16"><text:tab/><text:tab/><text:tab/><text:tab/>Only usable by: good or neutral mage</text:p>
      <text:p text:style-name="P16"/>
      <text:p text:style-name="P16"/>
      <text:p text:style-name="P20"><text:span text:style-name="T4">Robe of Theurgy<text:tab/><text:tab/><text:tab/><text:tab/></text:span><text:span text:style-name="T5">Robe of Theurgy (Enhanced):</text:span></text:p>
      <text:p text:style-name="P3">+ Cloak of Balduran (Tactics or Xan)<text:tab/><text:tab/><text:tab/><text:tab/>+3 to AC</text:p>
      <text:p text:style-name="P3"><text:span text:style-name="T7">2,000 g.p., 2 days of work</text:span><text:tab/><text:tab/><text:tab/><text:tab/>+5 to Saving Throws</text:p>
      <text:p text:style-name="P16"><text:tab/><text:tab/><text:tab/><text:tab/>+60 % to Magic Resistance</text:p>
      <text:p text:style-name="P16"><text:tab/><text:tab/><text:tab/><text:tab/>"Simulacrum" once per day</text:p>
      <text:p text:style-name="P16"><text:tab/><text:tab/><text:tab/><text:tab/>Only usable by: good or neutral mage</text:p>
      <text:p text:style-name="P16"/>
      <text:p text:style-name="P16"/>
      <text:p text:style-name="P20"><text:span text:style-name="T4">Robe of Theurgy<text:tab/><text:tab/><text:tab/><text:tab/></text:span><text:span text:style-name="T5">Amplified Robe of Theurgy:</text:span></text:p>
      <text:p text:style-name="P3">+ Cloak of Balduran (Dark Ritual, improvement of Cloak of Balduran (Tactics or Xan))<text:tab/><text:tab/>+4 to AC</text:p>
      <text:p text:style-name="P3"><text:span text:style-name="T7">1,500 g.p, half and 1 day of work</text:span><text:tab/><text:tab/><text:tab/><text:tab/>+5 to Saving Throws</text:p>
      <text:p text:style-name="P16"><text:tab/><text:tab/><text:tab/><text:tab/>+60 % to Magic Resistance</text:p>
      <text:p text:style-name="P16"><text:tab/><text:tab/><text:tab/><text:tab/>"Simulacrum" once per day</text:p>
      <text:p text:style-name="P16"><text:tab/><text:tab/><text:tab/><text:tab/>Only usable by: good or neutral mage</text:p>
      <text:p text:style-name="P1"><text:tab/><text:tab/></text:p>
      <text:p text:style-name="P17">==================================== <text:s text:c="3"/>The robes of Dark Ritual <text:s text:c="3"/>====================================</text:p>
      <text:p text:style-name="P20"><text:tab/></text:p>
      <text:p text:style-name="P3"><text:span text:style-name="T7">Robe of the Good Archmagi (Enhanced)</text:span> (Dark Ritual)<text:tab/><text:tab/><text:tab/><text:span text:style-name="T1">Robe of the Virtuous Templar:</text:span></text:p>
      <text:p text:style-name="P3"><text:span text:style-name="T7">Robe of the High Templar</text:span> (Dark Ritual)<text:tab/><text:tab/><text:tab/><text:tab/>AC: 1</text:p>
      <text:p text:style-name="P3"><text:span text:style-name="T7">3,000 g.p., 3 days of work</text:span><text:tab/><text:tab/><text:tab/><text:tab/>+3 to Saving Throws</text:p>
      <text:p text:style-name="P3"><text:tab/><text:tab/><text:tab/><text:tab/>+35 % to Magic Resistance</text:p>
      <text:p text:style-name="P3"><text:tab/><text:tab/><text:tab/><text:tab/>Only usable by: good mage</text:p>
      <text:p text:style-name="P3"/>
      <text:p text:style-name="P3"/>
      <text:p text:style-name="P3">Robe of the Virtuous Templar<text:tab/><text:tab/><text:tab/><text:tab/><text:span text:style-name="T1">Robe of the Night Watchman:</text:span></text:p>
      <text:p text:style-name="P3">+ Cloak of Balduran (Dark Ritual, enhanced of the Cloak of Balduran (Tactics or Xan))<text:tab/><text:tab/>AC: 0</text:p>
      <text:p text:style-name="P3"><text:span text:style-name="T7">2,000 g.p., 2 days of work</text:span><text:tab/><text:tab/><text:tab/><text:tab/>+3 to Saving Throws</text:p>
      <text:p text:style-name="P3"><text:tab/><text:tab/><text:tab/><text:tab/>+55 % to Magic Resistance</text:p>
      <text:p text:style-name="P3"><text:tab/><text:tab/><text:tab/><text:tab/>Only usable by: good mage</text:p>
      <text:p text:style-name="P3"/>
      <text:p text:style-name="P3"/>
      <text:p text:style-name="P3">Robe of the Virtuous Templar:<text:tab/><text:tab/><text:tab/><text:tab/><text:span text:style-name="T1">Robe of the Keeper:</text:span></text:p>
      <text:p text:style-name="P3">+ Robe of Holy Magic (TTD)<text:tab/><text:tab/><text:tab/><text:tab/>AC: 0</text:p>
      <text:p text:style-name="P3"><text:soft-page-break/><text:span text:style-name="T7">3,000 g.p., 3 days of work</text:span><text:tab/><text:tab/><text:tab/><text:tab/>+5 to Saving Throws</text:p>
      <text:p text:style-name="P3"><text:tab/><text:tab/><text:tab/><text:tab/>+55 % to Magic Resistance</text:p>
      <text:p text:style-name="P3"><text:tab/><text:tab/><text:tab/><text:tab/>"Simulacrum" once per day</text:p>
      <text:p text:style-name="P3"><text:tab/><text:tab/><text:tab/><text:tab/>Only usable by: good or neutral mage</text:p>
      <text:p text:style-name="P3"/>
      <text:p text:style-name="P3"/>
      <text:p text:style-name="P3">Robe of the Night Watchman:<text:tab/><text:tab/>Robe of the Keeper:<text:tab/><text:tab/><text:span text:style-name="T1">Robe of the Steadfast Keeper:</text:span></text:p>
      <text:p text:style-name="P3">+ Robe of Holy Magic (TTD)<text:tab/><text:tab/>+ Cloak of Balduran (Dark Ritual)<text:tab/><text:tab/>AC: -1</text:p>
      <text:p text:style-name="P3"><text:span text:style-name="T7">3,000 g.p., 3 days of work</text:span><text:tab/><text:tab/><text:span text:style-name="T7">2,000 g.p., 2 days of work</text:span><text:tab/><text:tab/>+5 to Saving Throws</text:p>
      <text:p text:style-name="P3"><text:tab/><text:tab/><text:tab/><text:tab/>+70 % to Magic Resistance</text:p>
      <text:p text:style-name="P3"><text:tab/><text:tab/><text:tab/><text:tab/>"Simulacrum" once per day</text:p>
      <text:p text:style-name="P3"><text:tab/><text:tab/><text:tab/><text:tab/>Only usable by: good or neutral mage</text:p>
      <text:p text:style-name="P3"/>
      <text:p text:style-name="P15">==================================== <text:s text:c="3"/>The robes of monk <text:s text:c="3"/>====================================</text:p>
      <text:p text:style-name="P3"/>
      <text:p text:style-name="P1">Osan's monk robe (improved) (Kiara - Zaiya)<text:tab/><text:tab/>O<text:span text:style-name="T1">san's Awaken Monk Robe:</text:span></text:p>
      <text:p text:style-name="P1">Robe of enduring (Improved Battles)<text:tab/><text:tab/>+3 to AC</text:p>
      <text:p text:style-name="P1"><text:span text:style-name="T7">2,000 g.p., 2 days of work</text:span><text:tab/><text:tab/>+2 to Saving Throws</text:p>
      <text:p text:style-name="P1"><text:tab/><text:tab/>+15 % to Magic Resistance</text:p>
      <text:p text:style-name="P1"><text:tab/><text:tab/>Immunity to Level Drain</text:p>
      <text:p text:style-name="P1"><text:tab/><text:tab/>Regeneration of 1 HP every 4 seconds</text:p>
      <text:p text:style-name="P1"><text:tab/><text:tab/>+15% to Slashing, Piercing and Missile Resistance</text:p>
      <text:p text:style-name="P1"><text:tab/><text:tab/>"True Vision" once per day</text:p>
      <text:p text:style-name="P1"><text:tab/><text:tab/>Only usable by: monk</text:p>
      <text:p text:style-name="P1"/>
      <text:p text:style-name="P1"/>
      <text:p text:style-name="P1">Osan's Awaken Monk Robe<text:tab/><text:tab/><text:span text:style-name="T1">Enlightened Robe of the Wise Osan (magical):</text:span></text:p>
      <text:p text:style-name="P1">+ Robe of the High Templar (Dark Ritual)<text:tab/><text:tab/>+5 to AC</text:p>
      <text:p text:style-name="P1"><text:span text:style-name="T7">2,000 g.p., 2 days of work</text:span><text:tab/><text:tab/>+4 to Saving Throws</text:p>
      <text:p text:style-name="P1"><text:tab/><text:tab/>+35 % to Magic Resistance</text:p>
      <text:p text:style-name="P1"><text:tab/><text:tab/>Immunity to Level Drain</text:p>
      <text:p text:style-name="P1"><text:tab/><text:tab/>Regeneration of 1 HP every 4 seconds</text:p>
      <text:p text:style-name="P1"><text:tab/><text:tab/>+15% to Slashing, Piercing and Missile Resistance</text:p>
      <text:p text:style-name="P1"><text:tab/><text:tab/>"True Vision" once per day</text:p>
      <text:p text:style-name="P1"><text:tab/><text:tab/>Only usable by: good or neutral monk</text:p>
      <text:p text:style-name="P1"/>
      <text:p text:style-name="P1"/>
      <text:p text:style-name="P1">Enlightened Robe of the Wise Osan<text:tab/><text:tab/><text:span text:style-name="T1">Enlightened Robe of the Virtuous Osan (magical):</text:span></text:p>
      <text:p text:style-name="P1">+ Cloak of Balduran (Tactics or Xan)<text:tab/><text:tab/>+6 to AC</text:p>
      <text:p text:style-name="P1"><text:span text:style-name="T7">2,000 g.p., 2 days of work</text:span><text:tab/><text:tab/>+5 to Saving Throws</text:p>
      <text:p text:style-name="P1"><text:tab/><text:tab/>+50 % to Magic Resistance</text:p>
      <text:p text:style-name="P1"><text:tab/><text:tab/>Immunity to Level Drain</text:p>
      <text:p text:style-name="P1"><text:tab/><text:tab/>Regeneration of 1 HP every 4 seconds</text:p>
      <text:p text:style-name="P1"><text:tab/><text:tab/>+15% to Slashing, Piercing and Missile Resistance</text:p>
      <text:p text:style-name="P1"><text:tab/><text:tab/>"True Vision" once per day</text:p>
      <text:p text:style-name="P1"><text:tab/><text:tab/>Only usable by: good or neutral monk</text:p>
      <text:p text:style-name="P1"/>
      <text:p text:style-name="P1"/>
      <text:p text:style-name="P1"><text:soft-page-break/>Enlightened Robe of the Wise Osan<text:tab/><text:tab/><text:span text:style-name="T1">Dweomeric Robe of the Wise Osan (magical):</text:span></text:p>
      <text:p text:style-name="P1">+ Robe of Holy Magic (TDD)<text:tab/><text:tab/>+6 to AC</text:p>
      <text:p text:style-name="P1"><text:span text:style-name="T7">3,000 g.p., 3 days of work</text:span><text:tab/><text:tab/>+6 to Saving Throws</text:p>
      <text:p text:style-name="P1"><text:tab/><text:tab/>+50 % to Magic Resistance</text:p>
      <text:p text:style-name="P1"><text:tab/><text:tab/>Immunity to Level Drain</text:p>
      <text:p text:style-name="P1"><text:tab/><text:tab/>Regeneration of 1 HP every 4 seconds</text:p>
      <text:p text:style-name="P1"><text:tab/><text:tab/>+15% to Slashing, Piercing and Missile Resistance</text:p>
      <text:p text:style-name="P1"><text:tab/><text:tab/>"True Vision" and "Simulacrum" once per day</text:p>
      <text:p text:style-name="P1"><text:tab/><text:tab/>Only usable by: good or neutral monk or mage</text:p>
      <text:p text:style-name="P1"/>
      <text:p text:style-name="P1"/>
      <text:p text:style-name="P1">Enlightened Robe of the Virtuous Osan<text:tab/>Dweomeric Robe of the Wise Osan<text:tab/><text:span text:style-name="T1">Dweomeric Robe of the Virtuous Osan (magical):</text:span></text:p>
      <text:p text:style-name="P1">+ Robe of Holy Magic (TDD)<text:tab/>+ Cloak of Balduran (Tactics or Xan)<text:tab/>+7 to AC</text:p>
      <text:p text:style-name="P1"><text:span text:style-name="T7">3,000 g.p., 3 days of work</text:span><text:tab/>3,<text:span text:style-name="T7">000 g.p., 3 days of work</text:span><text:tab/>+7 to Saving Throws</text:p>
      <text:p text:style-name="P1"><text:tab/><text:tab/>+65 % to Magic Resistance</text:p>
      <text:p text:style-name="P1"><text:tab/><text:tab/>Immunity to Level Drain</text:p>
      <text:p text:style-name="P1"><text:tab/><text:tab/>Regeneration of 1 HP every 4 seconds</text:p>
      <text:p text:style-name="P1"><text:tab/><text:tab/>+15% to Slashing, Piercing and Missile Resistance</text:p>
      <text:p text:style-name="P1"><text:tab/><text:tab/>"True Vision" and "Simulacrum" once per day</text:p>
      <text:p text:style-name="P1"><text:tab/><text:tab/>Only usable by: good or neutral monk or mage</text:p>
      <text:p text:style-name="P1"/>
      <text:p text:style-name="P15">==================================== <text:s text:c="3"/>The robes against fire <text:s text:c="3"/>====================================</text:p>
      <text:p text:style-name="P3"/>
      <text:p text:style-name="P4">Robe of the Pride of Dragon (Wonderies of Lumens)<text:tab/><text:tab/><text:span text:style-name="T1">Robe of the Pride of the Red Dragon:</text:span></text:p>
      <text:p text:style-name="P4">Red Dragonscale Robe (Nanstein)<text:tab/><text:tab/>AC: 1</text:p>
      <text:p text:style-name="P4"><text:span text:style-name="T4">2,000 g.p., 2 days of work</text:span><text:tab/><text:tab/>+110 % to Fire Resistance</text:p>
      <text:p text:style-name="P4"><text:tab/><text:tab/>+2 to Intelligence</text:p>
      <text:p text:style-name="P21"><text:tab/><text:tab/>Turning of Spells of levels 1 to 3</text:p>
      <text:p text:style-name="P21"/>
      <text:p text:style-name="P17">==================================== <text:s text:c="2"/>The Major Robe of Check The Bodies ====================================</text:p>
      <text:p text:style-name="P5"><text:tab/><text:tab/><text:tab/><text:tab/><text:tab/><text:tab/><text:tab/><text:tab/><text:tab/><text:tab/><text:tab/></text:p>
      <text:p text:style-name="P1">Cowled Wizard Robe (CTB)<text:tab/><text:tab/><text:span text:style-name="T12">Wild Robe of Cowled Wizards:</text:span></text:p>
      <text:p text:style-name="P1">+ Nature's Cloak (Ruad)<text:tab/><text:tab/>AC<text:span text:style-name="T14">: 3</text:span></text:p>
      <text:p text:style-name="P4"><text:span text:style-name="T8">1,500 g.p., half and 1 day of work</text:span><text:span text:style-name="T11"><text:tab/><text:tab/>+1 to Saving Throws</text:span></text:p>
      <text:p text:style-name="P21"><text:tab/><text:tab/>+40 % to Fire, Cold, Electric and Acid Resistance</text:p>
      <text:p text:style-name="P21"><text:tab/><text:tab/>+25 % to Magic Resistance</text:p>
      <text:p text:style-name="P21"><text:tab/><text:tab/>Immunity to poison</text:p>
      <text:p text:style-name="P20"><text:tab/><text:tab/><text:tab/><text:tab/>Only usable by: neutral druid or 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1H39M27S</meta:editing-duration>
    <meta:editing-cycles>92</meta:editing-cycles>
    <meta:generator>LibreOffice/5.0.1.2$Windows_x86 LibreOffice_project/81898c9f5c0d43f3473ba111d7b351050be20261</meta:generator>
    <dc:date>2017-05-25T19:43:22.421000000</dc:date>
    <meta:document-statistic meta:table-count="0" meta:image-count="0" meta:object-count="0" meta:page-count="7" meta:paragraph-count="250" meta:word-count="2063" meta:character-count="12034" meta:non-whitespace-character-count="9809"/>
    <meta:user-defined meta:name="Info 1"/>
    <meta:user-defined meta:name="Info 2"/>
    <meta:user-defined meta:name="Info 3"/>
    <meta:user-defined meta:name="Info 4"/>
  </office:meta>
</office:document-meta>
</file>